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stimator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einforce</text:p>
          </table:table-cell>
          <table:table-cell office:value-type="string" calcext:value-type="string">
            <text:p>chebyshev</text:p>
          </table:table-cell>
          <table:table-cell office:value-type="float" office:value="0.95" calcext:value-type="float">
            <text:p>0.95</text:p>
          </table:table-cell>
          <table:table-cell office:value-type="float" office:value="-11.3266" calcext:value-type="float">
            <text:p>-11.3266</text:p>
          </table:table-cell>
          <table:table-cell office:value-type="float" office:value="-11.3277" calcext:value-type="float">
            <text:p>-11.3277</text:p>
          </table:table-cell>
          <table:table-cell office:value-type="float" office:value="-11.3256" calcext:value-type="float">
            <text:p>-11.3256</text:p>
          </table:table-cell>
        </table:table-row>
        <table:table-row table:style-name="ro1">
          <table:table-cell office:value-type="string" calcext:value-type="string">
            <text:p>reinforce</text:p>
          </table:table-cell>
          <table:table-cell office:value-type="string" calcext:value-type="string">
            <text:p>chebyshev</text:p>
          </table:table-cell>
          <table:table-cell office:value-type="float" office:value="0.75" calcext:value-type="float">
            <text:p>0.75</text:p>
          </table:table-cell>
          <table:table-cell office:value-type="float" office:value="-11.4303" calcext:value-type="float">
            <text:p>-11.4303</text:p>
          </table:table-cell>
          <table:table-cell office:value-type="float" office:value="-11.4308" calcext:value-type="float">
            <text:p>-11.4308</text:p>
          </table:table-cell>
          <table:table-cell office:value-type="float" office:value="-11.4297" calcext:value-type="float">
            <text:p>-11.4297</text:p>
          </table:table-cell>
        </table:table-row>
        <table:table-row table:style-name="ro1">
          <table:table-cell office:value-type="string" calcext:value-type="string">
            <text:p>reinforce</text:p>
          </table:table-cell>
          <table:table-cell office:value-type="string" calcext:value-type="string">
            <text:p>chebyshev</text:p>
          </table:table-cell>
          <table:table-cell office:value-type="float" office:value="0.5" calcext:value-type="float">
            <text:p>0.5</text:p>
          </table:table-cell>
          <table:table-cell office:value-type="float" office:value="-11.5947" calcext:value-type="float">
            <text:p>-11.5947</text:p>
          </table:table-cell>
          <table:table-cell office:value-type="float" office:value="-11.5958" calcext:value-type="float">
            <text:p>-11.5958</text:p>
          </table:table-cell>
          <table:table-cell office:value-type="float" office:value="-11.5937" calcext:value-type="float">
            <text:p>-11.5937</text:p>
          </table:table-cell>
        </table:table-row>
        <table:table-row table:style-name="ro1">
          <table:table-cell office:value-type="string" calcext:value-type="string">
            <text:p>gpomdp</text:p>
          </table:table-cell>
          <table:table-cell office:value-type="string" calcext:value-type="string">
            <text:p>chebyshev</text:p>
          </table:table-cell>
          <table:table-cell office:value-type="float" office:value="0.95" calcext:value-type="float">
            <text:p>0.95</text:p>
          </table:table-cell>
          <table:table-cell office:value-type="float" office:value="-10.6085" calcext:value-type="float">
            <text:p>-10.6085</text:p>
          </table:table-cell>
          <table:table-cell office:value-type="float" office:value="-10.6087" calcext:value-type="float">
            <text:p>-10.6087</text:p>
          </table:table-cell>
          <table:table-cell office:value-type="float" office:value="-10.6083" calcext:value-type="float">
            <text:p>-10.6083</text:p>
          </table:table-cell>
        </table:table-row>
        <table:table-row table:style-name="ro1">
          <table:table-cell office:value-type="string" calcext:value-type="string">
            <text:p>gpomdp</text:p>
          </table:table-cell>
          <table:table-cell office:value-type="string" calcext:value-type="string">
            <text:p>chebyshev</text:p>
          </table:table-cell>
          <table:table-cell office:value-type="float" office:value="0.75" calcext:value-type="float">
            <text:p>0.75</text:p>
          </table:table-cell>
          <table:table-cell office:value-type="float" office:value="-10.7141" calcext:value-type="float">
            <text:p>-10.7141</text:p>
          </table:table-cell>
          <table:table-cell office:value-type="float" office:value="-10.7145" calcext:value-type="float">
            <text:p>-10.7145</text:p>
          </table:table-cell>
          <table:table-cell office:value-type="float" office:value="-10.7136" calcext:value-type="float">
            <text:p>-10.7136</text:p>
          </table:table-cell>
        </table:table-row>
        <table:table-row table:style-name="ro1">
          <table:table-cell office:value-type="string" calcext:value-type="string">
            <text:p>gpomdp</text:p>
          </table:table-cell>
          <table:table-cell office:value-type="string" calcext:value-type="string">
            <text:p>chebyshev</text:p>
          </table:table-cell>
          <table:table-cell office:value-type="float" office:value="0.5" calcext:value-type="float">
            <text:p>0.5</text:p>
          </table:table-cell>
          <table:table-cell office:value-type="float" office:value="-10.9036" calcext:value-type="float">
            <text:p>-10.9036</text:p>
          </table:table-cell>
          <table:table-cell office:value-type="float" office:value="-10.904" calcext:value-type="float">
            <text:p>-10.904</text:p>
          </table:table-cell>
          <table:table-cell office:value-type="float" office:value="-10.9031" calcext:value-type="float">
            <text:p>-10.9031</text:p>
          </table:table-cell>
        </table:table-row>
        <table:table-row table:style-name="ro1">
          <table:table-cell office:value-type="string" calcext:value-type="string">
            <text:p>gpomdp</text:p>
          </table:table-cell>
          <table:table-cell office:value-type="string" calcext:value-type="string">
            <text:p>hoeffding</text:p>
          </table:table-cell>
          <table:table-cell office:value-type="float" office:value="0.95" calcext:value-type="float">
            <text:p>0.95</text:p>
          </table:table-cell>
          <table:table-cell office:value-type="float" office:value="-11.914" calcext:value-type="float">
            <text:p>-11.914</text:p>
          </table:table-cell>
          <table:table-cell office:value-type="float" office:value="-11.9143" calcext:value-type="float">
            <text:p>-11.9143</text:p>
          </table:table-cell>
          <table:table-cell office:value-type="float" office:value="-11.9136" calcext:value-type="float">
            <text:p>-11.9136</text:p>
          </table:table-cell>
        </table:table-row>
        <table:table-row table:style-name="ro1">
          <table:table-cell office:value-type="string" calcext:value-type="string">
            <text:p>gpomdp</text:p>
          </table:table-cell>
          <table:table-cell office:value-type="string" calcext:value-type="string">
            <text:p>bernstein</text:p>
          </table:table-cell>
          <table:table-cell office:value-type="float" office:value="0.95" calcext:value-type="float">
            <text:p>0.95</text:p>
          </table:table-cell>
          <table:table-cell office:value-type="float" office:value="-10.2159" calcext:value-type="float">
            <text:p>-10.2159</text:p>
          </table:table-cell>
          <table:table-cell office:value-type="float" office:value="-10.2162" calcext:value-type="float">
            <text:p>-10.2162</text:p>
          </table:table-cell>
          <table:table-cell office:value-type="float" office:value="-10.2155" calcext:value-type="float">
            <text:p>-10.2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3:39:40.246737694</meta:creation-date>
    <dc:date>2017-05-14T23:56:05.308942385</dc:date>
    <meta:editing-duration>PT9M28S</meta:editing-duration>
    <meta:editing-cycles>2</meta:editing-cycles>
    <meta:generator>LibreOffice/4.2.8.2$Linux_X86_64 LibreOffice_project/420m0$Build-2</meta:generator>
    <meta:document-statistic meta:table-count="1" meta:cell-count="54" meta:object-count="0"/>
  </office:meta>
</office:document-meta>
</file>